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3.109cm"/>
    </style:style>
    <style:style style:name="Tableau3.B" style:family="table-column">
      <style:table-column-properties style:column-width="1.78cm"/>
    </style:style>
    <style:style style:name="Tableau3.C" style:family="table-column">
      <style:table-column-properties style:column-width="3.92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8.81cm" fo:margin-left="0cm" table:align="left" style:shadow="none"/>
    </style:style>
    <style:style style:name="Tableau5.A" style:family="table-column">
      <style:table-column-properties style:column-width="2.79cm"/>
    </style:style>
    <style:style style:name="Tableau5.B" style:family="table-column">
      <style:table-column-properties style:column-width="4.835cm"/>
    </style:style>
    <style:style style:name="Tableau5.C" style:family="table-column">
      <style:table-column-properties style:column-width="7.985cm"/>
    </style:style>
    <style:style style:name="Tableau5.D" style:family="table-column">
      <style:table-column-properties style:column-width="3.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Header">
      <style:text-properties officeooo:paragraph-rsid="01550df4"/>
    </style:style>
    <style:style style:name="P5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316f21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4" style:family="paragraph" style:parent-style-name="Table_20_Heading">
      <style:text-properties officeooo:rsid="014d156b" officeooo:paragraph-rsid="014d156b"/>
    </style:style>
    <style:style style:name="P15" style:family="paragraph" style:parent-style-name="Table_20_Heading">
      <style:text-properties officeooo:paragraph-rsid="0138864c"/>
    </style:style>
    <style:style style:name="P16" style:family="paragraph" style:parent-style-name="Table_20_Heading">
      <style:text-properties officeooo:paragraph-rsid="016622dc"/>
    </style:style>
    <style:style style:name="P17" style:family="paragraph" style:parent-style-name="Table_20_Heading">
      <style:text-properties officeooo:paragraph-rsid="01667602"/>
    </style:style>
    <style:style style:name="P18" style:family="paragraph" style:parent-style-name="Table_20_Heading">
      <style:text-properties officeooo:paragraph-rsid="0167b350"/>
    </style:style>
    <style:style style:name="P19" style:family="paragraph" style:parent-style-name="Table_20_Main_20_Header">
      <style:text-properties officeooo:paragraph-rsid="010c9caa"/>
    </style:style>
    <style:style style:name="P20" style:family="paragraph" style:parent-style-name="Table_20_Main_20_Header">
      <style:text-properties officeooo:rsid="015de994" officeooo:paragraph-rsid="015de994"/>
    </style:style>
    <style:style style:name="P21" style:family="paragraph" style:parent-style-name="Table_20_Main_20_Header">
      <style:text-properties officeooo:paragraph-rsid="0161bffc"/>
    </style:style>
    <style:style style:name="P22" style:family="paragraph" style:parent-style-name="Text_20_body">
      <style:text-properties officeooo:paragraph-rsid="01540053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ext_20_body" style:master-page-name="">
      <style:paragraph-properties style:page-number="auto" fo:break-after="page"/>
    </style:style>
    <style:style style:name="P25" style:family="paragraph" style:parent-style-name="Table_20_Main_20_Content_20_Left">
      <style:text-properties officeooo:paragraph-rsid="015eeddc"/>
    </style:style>
    <style:style style:name="P26" style:family="paragraph" style:parent-style-name="Table_20_Main_20_Content_20_Left">
      <style:text-properties officeooo:paragraph-rsid="016347e9"/>
    </style:style>
    <style:style style:name="P27" style:family="paragraph" style:parent-style-name="Table_20_Main_20_Content_20_Right">
      <style:text-properties officeooo:paragraph-rsid="0161bffc"/>
    </style:style>
    <style:style style:name="P28" style:family="paragraph" style:parent-style-name="Table_20_Main_20_Content_20_Right">
      <style:text-properties officeooo:paragraph-rsid="016322f6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0" style:family="paragraph" style:parent-style-name="Table_20_Main_20_Header">
      <style:text-properties officeooo:paragraph-rsid="016d7b78"/>
    </style:style>
    <style:style style:name="P31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5c2b82" style:font-size-asian="11pt" style:font-size-complex="11pt"/>
    </style:style>
    <style:style style:name="T6" style:family="text">
      <style:text-properties style:font-name="Arial1" officeooo:rsid="015c2b82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d936c0"/>
    </style:style>
    <style:style style:name="T12" style:family="text">
      <style:text-properties officeooo:rsid="0151dc23"/>
    </style:style>
    <style:style style:name="T13" style:family="text">
      <style:text-properties officeooo:rsid="0153089a"/>
    </style:style>
    <style:style style:name="T14" style:family="text">
      <style:text-properties officeooo:rsid="015c2b82"/>
    </style:style>
    <style:style style:name="T15" style:family="text">
      <style:text-properties officeooo:rsid="015de994"/>
    </style:style>
    <style:style style:name="T16" style:family="text">
      <style:text-properties officeooo:rsid="015eeddc"/>
    </style:style>
    <style:style style:name="T17" style:family="text">
      <style:text-properties officeooo:rsid="01608840"/>
    </style:style>
    <style:style style:name="T18" style:family="text">
      <style:text-properties officeooo:rsid="0161bffc"/>
    </style:style>
    <style:style style:name="T19" style:family="text">
      <style:text-properties officeooo:rsid="016322f6"/>
    </style:style>
    <style:style style:name="T20" style:family="text">
      <style:text-properties officeooo:rsid="016347e9"/>
    </style:style>
    <style:style style:name="T21" style:family="text">
      <style:text-properties officeooo:rsid="0164cc9d"/>
    </style:style>
    <style:style style:name="T22" style:family="text">
      <style:text-properties officeooo:rsid="016622dc"/>
    </style:style>
    <style:style style:name="T23" style:family="text">
      <style:text-properties officeooo:rsid="01667602"/>
    </style:style>
    <style:style style:name="T24" style:family="text">
      <style:text-properties officeooo:rsid="0167b350"/>
    </style:style>
    <style:style style:name="T25" style:family="text">
      <style:text-properties officeooo:rsid="016b06d3"/>
    </style:style>
    <style:style style:name="T26" style:family="text">
      <style:text-properties officeooo:rsid="016b8c1e"/>
    </style:style>
    <style:style style:name="T27" style:family="text">
      <style:text-properties officeooo:rsid="016d7b7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9"><text:a xlink:type="simple" xlink:href="py3o://with=%22lang=user.lang%20or%20'en_US'%22" text:style-name="Internet_20_link" text:visited-style-name="Visited_20_Internet_20_Link"><text:span text:style-name="T5">with="lang=user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9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1"><text:a xlink:type="simple" xlink:href="py3o://with=%22doc_name=lang=='fr_FR'%20and%20u'Remise%20de%20chèques'%20or%20u'Check%20Deposit'%22" text:style-name="Internet_20_link" text:visited-style-name="Visited_20_Internet_20_Link"><text:span text:style-name="T14">with="doc_name=lang=='fr_FR' and u'Remise de chèques' or u'Check Deposit'"</text:span></text:a></text:p>
      <text:p text:style-name="P10"><text:a xlink:type="simple" xlink:href="py3o://if=%22o.state%20!=%20'done'%22" text:style-name="Internet_20_link" text:visited-style-name="Visited_20_Internet_20_Link"><text:span text:style-name="T6">if="o.state != 'done'"</text:span></text:a></text:p>
      <text:h text:style-name="P31" text:outline-level="1"><text:user-field-get text:name="py3o.doc_name">Document Name</text:user-field-get> <text:span text:style-name="T7">[</text:span><text:span text:style-name="T8"><text:user-field-get text:name="py3o.o.state">Deposit State</text:user-field-get></text:span><text:span text:style-name="T7">]</text:span> <text:user-field-get text:name="py3o.o.name">Deposit Number</text:user-field-get></text:h>
      <text:p text:style-name="P10"><text:a xlink:type="simple" xlink:href="py3o:///if" text:style-name="Internet_20_link" text:visited-style-name="Visited_20_Internet_20_Link"><text:span text:style-name="T2">/if</text:span></text:a></text:p>
      <text:p text:style-name="P10"><text:a xlink:type="simple" xlink:href="py3o://if=%22o.state%20==%20'done'%22" text:style-name="Internet_20_link" text:visited-style-name="Visited_20_Internet_20_Link"><text:span text:style-name="T6">if="o.state == 'done'"</text:span></text:a></text:p>
      <text:h text:style-name="P31" text:outline-level="1"><text:span text:style-name="T10"><text:user-field-get text:name="py3o.doc_name">Document Name</text:user-field-get></text:span><text:span text:style-name="T10"> </text:span><text:span text:style-name="T10"><text:user-field-get text:name="py3o.o.name">Deposit Number</text:user-field-get></text:span></text:h>
      <text:p text:style-name="P12"><text:a xlink:type="simple" xlink:href="py3o:///if" text:style-name="Internet_20_link" text:visited-style-name="Visited_20_Internet_20_Link"><text:span text:style-name="T9">/if</text:span></text:a></text:p>
      <text:p text:style-name="P13"><text:a xlink:type="simple" xlink:href="py3o:///with" text:style-name="Internet_20_link" text:visited-style-name="Visited_20_Internet_20_Link"><text:span text:style-name="T13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Date</text:p>
                </table:table-cell>
                <table:table-cell table:style-name="Tableau4.B1" office:value-type="string">
                  <text:p text:style-name="Table_20_Contents"><text:a xlink:type="simple" xlink:href="py3o://function=%22formatLang(o.deposit_date,%20date=True)%22" text:style-name="Internet_20_link" text:visited-style-name="Visited_20_Internet_20_Link"><text:span text:style-name="T21">function="formatLang(o.deposit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function=%22lang=='fr_FR'%20and%20u'Monnaie%20des%20chèques'%20or%20u'Checks%20Currency'%22" text:style-name="Internet_20_link" text:visited-style-name="Visited_20_Internet_20_Link"><text:span text:style-name="T21">function="lang=='fr_FR' and u'Monnaie des chèques' or u'Checks Currency'"</text:span></text:a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function=%22lang=='fr_FR'%20and%20u'Nombre%20de%20chèques'%20or%20u'Number%20of%20Checks'%22" text:style-name="Internet_20_link" text:visited-style-name="Visited_20_Internet_20_Link"><text:span text:style-name="T22">function="lang=='fr_FR' and u'Nombre de chèques' or u'Number of Checks'"</text:span></text:a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function=%22lang=='fr_FR'%20and%20u'Banque'%20or%20u'Bank'%22" text:style-name="Internet_20_link" text:visited-style-name="Visited_20_Internet_20_Link"><text:span text:style-name="T23">function="lang=='fr_FR' and u'Banque' or u'Bank'"</text:span></text:a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function=%22lang=='fr_FR'%20and%20u'Bénéficiaire'%20or%20u'Beneficiary'%22" text:style-name="Internet_20_link" text:visited-style-name="Visited_20_Internet_20_Link"><text:span text:style-name="T23">function="lang=='fr_FR' and u'Bénéficiaire' or u'Beneficiary'"</text:span></text:a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function=%22lang=='fr_FR'%20and%20u'Compte%20à%20créditer'%20or%20u'Account%20to%20Credit'%22" text:style-name="Internet_20_link" text:visited-style-name="Visited_20_Internet_20_Link"><text:span text:style-name="T24">function="lang=='fr_FR' and u'Compte à créditer' or u'Account to Credit'"</text:span></text:a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20">Date</text:p>
            </table:table-cell>
            <table:table-cell table:style-name="Tableau5.A1" office:value-type="string">
              <text:p text:style-name="P30"><text:a xlink:type="simple" xlink:href="py3o://function=%22lang=='fr_FR'%20and%20u'Référence'%20or%20u'Reference'%22" text:style-name="Internet_20_link" text:visited-style-name="Visited_20_Internet_20_Link"><text:span text:style-name="T27">function="lang=='fr_FR' and u'Référence' or u'Reference'"</text:span></text:a></text:p>
            </table:table-cell>
            <table:table-cell table:style-name="Tableau5.A1" office:value-type="string">
              <text:p text:style-name="P19"><text:a xlink:type="simple" xlink:href="py3o://function=%22lang=='fr_FR'%20and%20u'Débiteur'%20or%20u'Debtor'%22" text:style-name="Internet_20_link" text:visited-style-name="Visited_20_Internet_20_Link"><text:span text:style-name="T15">function="lang=='fr_FR' and u'Débiteur' or u'Debtor'"</text:span></text:a></text:p>
            </table:table-cell>
            <table:table-cell table:style-name="Tableau5.D1" office:value-type="string">
              <text:p text:style-name="P21"><text:a xlink:type="simple" xlink:href="py3o://function=%22lang=='fr_FR'%20and%20u'Montant'%20or%20u'Amount'%22" text:style-name="Internet_20_link" text:visited-style-name="Visited_20_Internet_20_Link"><text:span text:style-name="T15">function="lang=='fr_FR' and u'Montant' or u'Amount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5"><text:a xlink:type="simple" xlink:href="py3o://for=%22l%20in%20o.check_payment_ids%22" text:style-name="Internet_20_link" text:visited-style-name="Visited_20_Internet_20_Link"><text:span text:style-name="T16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Center"><text:a xlink:type="simple" xlink:href="py3o://function=%22formatLang(l.date,%20date=True)%22" text:style-name="Internet_20_link" text:visited-style-name="Visited_20_Internet_20_Link">function="formatLang(l.date, date=True)"</text:a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a xlink:type="simple" xlink:href="py3o://function=%22l.partner_id%20and%20l.partner_id.name%20or%20''%22" text:style-name="Internet_20_link" text:visited-style-name="Visited_20_Internet_20_Link">function="l.partner_id and l.partner_id.name or ''"</text:a></text:p>
          </table:table-cell>
          <table:table-cell table:style-name="Tableau5.D3" office:value-type="string">
            <text:p text:style-name="P27"><text:a xlink:type="simple" xlink:href="py3o://if=%22o.currency_id==o.company_id.currency_id%22" text:style-name="Internet_20_link" text:visited-style-name="Visited_20_Internet_20_Link"><text:span text:style-name="T18">if="o.currency_id==o.company_id.currency_id"</text:span></text:a></text:p>
            <text:p text:style-name="P27"><text:a xlink:type="simple" xlink:href="py3o://function=%22formatLang(l.debit,%20currency_obj=o.currency_id)%22" text:style-name="Internet_20_link" text:visited-style-name="Visited_20_Internet_20_Link"><text:span text:style-name="T18">function="formatLang(l.debit, currency_obj=o.currency_id)"</text:span></text:a></text:p>
            <text:p text:style-name="P27"><text:a xlink:type="simple" xlink:href="py3o:///if" text:style-name="Internet_20_link" text:visited-style-name="Visited_20_Internet_20_Link"><text:span text:style-name="T18">/if</text:span></text:a></text:p>
            <text:p text:style-name="P28"><text:a xlink:type="simple" xlink:href="py3o://if=%22o.currency_id%20!=%20o.company_id.currency_id%22" text:style-name="Internet_20_link" text:visited-style-name="Visited_20_Internet_20_Link"><text:span text:style-name="T26">if="o.currency_id != o.company_id.currency_id"</text:span></text:a></text:p>
            <text:p text:style-name="P28"><text:a xlink:type="simple" xlink:href="py3o://function=%22formatLang(l.amount_currency,%20currency_obj=o.currency_id)%22" text:style-name="Internet_20_link" text:visited-style-name="Visited_20_Internet_20_Link"><text:span text:style-name="T26">function="formatLang(l.amount_currency, currency_obj=o.currency_id)"</text:span></text:a></text:p>
            <text:p text:style-name="P28"><text:a xlink:type="simple" xlink:href="py3o:///if" text:style-name="Internet_20_link" text:visited-style-name="Visited_20_Internet_20_Link"><text:span text:style-name="T18">/if</text:span></text:a></text:p>
          </table:table-cell>
        </table:table-row>
        <table:table-row table:style-name="Tableau5.1">
          <table:table-cell table:style-name="Tableau5.A4" office:value-type="string">
            <text:p text:style-name="P2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6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a xlink:type="simple" xlink:href="py3o://function=%22formatLang(o.total_amount,%20currency_obj=o.currency_id)%22" text:style-name="Internet_20_link" text:visited-style-name="Visited_20_Internet_20_Link"><text:span text:style-name="T25">function="formatLang(o.total_amount, currency_obj=o.currency_id)"</text:span></text:a></text:p>
          </table:table-cell>
        </table:table-row>
      </table:table>
      <text:p text:style-name="P24"/>
      <text:p text:style-name="P23"><text:a xlink:type="simple" xlink:href="py3o:///with" text:style-name="Internet_20_link" text:visited-style-name="Visited_20_Internet_20_Link"><text:span text:style-name="T13">/with</text:span></text:a></text:p>
      <text:p text:style-name="P23"><text:a xlink:type="simple" xlink:href="py3o:///with" text:style-name="Internet_20_link" text:visited-style-name="Visited_20_Internet_20_Link"><text:span text:style-name="T13">/with</text:span></text:a></text:p>
      <text:p text:style-name="Text_20_body"><text:a xlink:type="simple" xlink:href="py3o:///for" text:style-name="Internet_20_link" text:visited-style-name="Visited_20_Internet_20_Link"><text:span text:style-name="T1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50df4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2:42:29.588979768</dc:date>
    <meta:editing-duration>PT13H46M29S</meta:editing-duration>
    <meta:editing-cycles>361</meta:editing-cycles>
    <meta:generator>LibreOffice/5.1.4.2$Linux_X86_64 LibreOffice_project/10m0$Build-2</meta:generator>
    <meta:document-statistic meta:table-count="4" meta:image-count="0" meta:object-count="0" meta:page-count="3" meta:paragraph-count="49" meta:word-count="173" meta:character-count="1896" meta:non-whitespace-character-count="1770"/>
  </office:meta>
</office:document-meta>
</file>